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fill-color="#729fcf" draw:textarea-horizontal-align="justify" draw:textarea-vertical-align="middle" draw:auto-grow-height="false" fo:min-height="0.77cm" fo:min-width="1.6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465cm" fo:min-width="3.37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086cm" fo:min-width="2.0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442cm" fo:min-width="2.93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.4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custom-shape draw:style-name="gr1" draw:text-style-name="P1" draw:layer="layout" svg:width="4.205cm" svg:height="3.061cm" draw:transform="skewX (0.00314159265358979) rotate (0.00314159265358979) translate (11.874cm 7.99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>
              <draw:frame draw:style-name="gr2" draw:text-style-name="P2" draw:layer="layout" svg:width="1.56cm" svg:height="0.962cm" svg:x="13.196cm" svg:y="11.137cm">
                <draw:text-box>
                  <text:p text:style-name="P2"><text:span text:style-name="T1">IKP</text:span></text:p>
                </draw:text-box>
              </draw:frame>
              <draw:g>
                <draw:frame draw:style-name="gr2" draw:layer="layout" svg:width="1.383cm" svg:height="0.962cm" svg:x="13.285cm" svg:y="8.335cm">
                  <draw:text-box>
                    <text:p>HS</text:p>
                  </draw:text-box>
                </draw:frame>
                <draw:frame draw:style-name="gr2" draw:layer="layout" svg:width="3.491cm" svg:height="0.962cm" svg:x="12.231cm" svg:y="9.351cm">
                  <draw:text-box>
                    <text:p>AL, JP, FR</text:p>
                  </draw:text-box>
                </draw:frame>
                <draw:frame draw:style-name="gr2" draw:layer="layout" svg:width="2.547cm" svg:height="0.962cm" svg:x="12.703cm" svg:y="10.313cm">
                  <draw:text-box>
                    <text:p>FR, AN</text:p>
                  </draw:text-box>
                </draw:frame>
              </draw:g>
            </draw:g>
          </draw:g>
          <draw:g>
            <draw:custom-shape draw:style-name="gr3" draw:text-style-name="P1" draw:layer="layout" svg:width="4.273cm" svg:height="4.115cm" svg:x="11.847cm" svg:y="7.9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4.824cm" svg:height="0.962cm" svg:x="11.588cm" svg:y="12.055cm">
              <draw:text-box>
                <text:p text:style-name="P2"><text:span text:style-name="T1">FZJ, </text:span><text:span text:style-name="T2">Германия</text:span></text:p>
              </draw:text-box>
            </draw:frame>
          </draw:g>
        </draw:g>
        <draw:g>
          <draw:custom-shape draw:style-name="gr4" draw:text-style-name="P1" draw:layer="layout" svg:width="3.556cm" svg:height="3.302cm" svg:x="22.272cm" svg:y="2.209cm">
            <text:p text:style-name="P1">A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2.458cm" svg:height="0.962cm" svg:x="22.821cm" svg:y="5.419cm">
            <draw:text-box>
              <text:p>Грузия</text:p>
            </draw:text-box>
          </draw:frame>
        </draw:g>
        <draw:g>
          <draw:g>
            <draw:custom-shape draw:style-name="gr5" draw:text-style-name="P1" draw:layer="layout" svg:width="3.81cm" svg:height="4.064cm" svg:x="12.175cm" svg:y="1.7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12.175cm" svg:y="1.77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text-style-name="P2" draw:layer="layout" svg:width="1.772cm" svg:height="0.962cm" svg:x="13.194cm" svg:y="4.92cm">
            <draw:text-box>
              <text:p><text:span text:style-name="T1">SSS</text:span></text:p>
            </draw:text-box>
          </draw:frame>
          <draw:frame draw:style-name="gr2" draw:layer="layout" svg:width="5.9cm" svg:height="0.962cm" svg:x="11.13cm" svg:y="5.85cm">
            <draw:text-box>
              <text:p><text:span text:style-name="T1">IU</text:span>, Индиана, США</text:p>
            </draw:text-box>
          </draw:frame>
          <draw:frame draw:style-name="gr2" draw:layer="layout" svg:width="1.349cm" svg:height="0.962cm" svg:x="13.406cm" svg:y="3.356cm">
            <draw:text-box>
              <text:p>ES</text:p>
            </draw:text-box>
          </draw:frame>
        </draw:g>
        <draw:g>
          <draw:g>
            <draw:custom-shape draw:style-name="gr5" draw:text-style-name="P1" draw:layer="layout" svg:width="3.81cm" svg:height="4.064cm" svg:x="1.937cm" svg:y="8.0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1.937cm" svg:y="8.04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layer="layout" svg:width="1.349cm" svg:height="0.962cm" svg:x="3.065cm" svg:y="9.625cm">
            <draw:text-box>
              <text:p>YS</text:p>
            </draw:text-box>
          </draw:frame>
          <draw:frame draw:style-name="gr2" draw:text-style-name="P2" draw:layer="layout" svg:width="2.72cm" svg:height="0.962cm" svg:x="2.379cm" svg:y="11.203cm">
            <draw:text-box>
              <text:p><text:span text:style-name="T1">CAPPR</text:span></text:p>
            </draw:text-box>
          </draw:frame>
          <draw:frame draw:style-name="gr2" draw:text-style-name="P2" draw:layer="layout" svg:width="3.681cm" svg:height="0.962cm" svg:x="1.899cm" svg:y="12.019cm">
            <draw:text-box>
              <text:p><text:span text:style-name="T1">IBS</text:span><text:span text:style-name="T2">, Корея</text:span></text:p>
            </draw:text-box>
          </draw:frame>
        </draw:g>
        <draw:g>
          <draw:g>
            <draw:custom-shape draw:style-name="gr5" draw:text-style-name="P1" draw:layer="layout" svg:width="3.81cm" svg:height="4.064cm" svg:x="12.175cm" svg:y="15.1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12.175cm" svg:y="15.12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layer="layout" svg:width="1.416cm" svg:height="0.962cm" svg:x="13.372cm" svg:y="16.712cm">
            <draw:text-box>
              <text:p>NN</text:p>
            </draw:text-box>
          </draw:frame>
          <draw:frame draw:style-name="gr2" draw:text-style-name="P2" draw:layer="layout" svg:width="1.882cm" svg:height="0.962cm" svg:x="13.139cm" svg:y="18.236cm">
            <draw:text-box>
              <text:p><text:span text:style-name="T1">LITP</text:span></text:p>
            </draw:text-box>
          </draw:frame>
          <draw:frame draw:style-name="gr2" draw:layer="layout" svg:width="2.581cm" svg:height="0.962cm" svg:x="12.79cm" svg:y="19.206cm">
            <draw:text-box>
              <text:p>Россия</text:p>
            </draw:text-box>
          </draw:frame>
        </draw:g>
        <draw:g>
          <draw:g>
            <draw:custom-shape draw:style-name="gr5" draw:text-style-name="P1" draw:layer="layout" svg:width="3.81cm" svg:height="4.064cm" svg:x="22.145cm" svg:y="15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22.145cm" svg:y="15.17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layer="layout" svg:width="1.277cm" svg:height="0.962cm" svg:x="23.412cm" svg:y="16.659cm">
            <draw:text-box>
              <text:p>PL</text:p>
            </draw:text-box>
          </draw:frame>
          <draw:frame draw:style-name="gr7" draw:text-style-name="P2" draw:layer="layout" svg:width="1.984cm" svg:height="1.431cm" svg:x="23.058cm" svg:y="18.221cm">
            <draw:text-box>
              <text:p><text:span text:style-name="T1">INFN</text:span></text:p>
            </draw:text-box>
          </draw:frame>
          <draw:frame draw:style-name="gr2" draw:layer="layout" svg:width="2.665cm" svg:height="0.962cm" svg:x="22.718cm" svg:y="19.16cm">
            <draw:text-box>
              <text:p>Италия</text:p>
            </draw:text-box>
          </draw:frame>
        </draw:g>
        <draw:g>
          <draw:g>
            <draw:custom-shape draw:style-name="gr5" draw:text-style-name="P1" draw:layer="layout" svg:width="3.81cm" svg:height="4.064cm" svg:x="1.918cm" svg:y="1.7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1.918cm" svg:y="1.779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layer="layout" svg:width="2.157cm" svg:height="0.962cm" svg:x="2.745cm" svg:y="3.356cm">
            <draw:text-box>
              <text:p>JMdC</text:p>
            </draw:text-box>
          </draw:frame>
          <draw:frame draw:style-name="gr2" draw:text-style-name="P2" draw:layer="layout" svg:width="2.195cm" svg:height="0.962cm" svg:x="2.726cm" svg:y="4.88cm">
            <draw:text-box>
              <text:p><text:span text:style-name="T1">LPSC</text:span></text:p>
            </draw:text-box>
          </draw:frame>
          <draw:frame draw:style-name="gr2" draw:layer="layout" svg:width="4.867cm" svg:height="0.962cm" svg:x="1.39cm" svg:y="5.85cm">
            <draw:text-box>
              <text:p><text:span text:style-name="T1">UGA</text:span>, Франция</text:p>
            </draw:text-box>
          </draw:frame>
        </draw:g>
        <draw:g>
          <draw:g>
            <draw:custom-shape draw:style-name="gr5" draw:text-style-name="P1" draw:layer="layout" svg:width="3.81cm" svg:height="4.064cm" svg:x="1.918cm" svg:y="15.1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3.81cm" svg:height="3.048cm" svg:x="1.918cm" svg:y="15.129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2" draw:layer="layout" svg:width="1.455cm" svg:height="0.962cm" svg:x="3.096cm" svg:y="16.614cm">
            <draw:text-box>
              <text:p>AM</text:p>
            </draw:text-box>
          </draw:frame>
          <draw:frame draw:style-name="gr2" draw:text-style-name="P2" draw:layer="layout" svg:width="1.383cm" svg:height="0.962cm" svg:x="3.132cm" svg:y="18.192cm">
            <draw:text-box>
              <text:p><text:span text:style-name="T1">AP</text:span></text:p>
            </draw:text-box>
          </draw:frame>
          <draw:frame draw:style-name="gr2" draw:text-style-name="P2" draw:layer="layout" svg:width="4.02cm" svg:height="0.962cm" svg:x="1.813cm" svg:y="19.204cm">
            <draw:text-box>
              <text:p><text:span text:style-name="T1">JU</text:span><text:span text:style-name="T2">, Польша</text:span></text:p>
            </draw:text-box>
          </draw:frame>
        </draw:g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08T16:54:20.953813877</meta:creation-date>
    <dc:date>2017-06-08T17:29:34.800035206</dc:date>
    <dc:creator>Alex Aksentyev</dc:creator>
    <meta:editing-duration>PT3M13S</meta:editing-duration>
    <meta:editing-cycles>1</meta:editing-cycles>
    <meta:document-statistic meta:object-count="80"/>
    <meta:generator>LibreOffice/4.3.3.2$Linux_X86_64 LibreOffice_project/430m0$Build-2</meta:generator>
  </office:meta>
</office:document-meta>
</file>